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ans-serif" svg:font-family="sans-serif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sans-serif" fo:font-size="12.8500003814697pt" fo:font-weight="bold" style:font-weight-asian="bold" style:font-weight-complex="bold"/>
    </style:style>
    <style:style style:name="P2" style:family="paragraph" style:parent-style-name="Standard">
      <style:text-properties style:font-name="sans-serif" fo:font-size="12.8500003814697pt" fo:font-weight="bold" officeooo:rsid="0008243b" officeooo:paragraph-rsid="0008243b" style:font-weight-asian="bold" style:font-weight-complex="bold"/>
    </style:style>
    <style:style style:name="P3" style:family="paragraph" style:parent-style-name="Standard">
      <style:text-properties style:font-name="sans-serif" fo:font-size="12.8500003814697pt" fo:font-weight="bold" officeooo:rsid="000a0176" officeooo:paragraph-rsid="000a0176" style:font-weight-asian="bold" style:font-weight-complex="bold"/>
    </style:style>
    <style:style style:name="P4" style:family="paragraph" style:parent-style-name="Standard">
      <style:text-properties style:font-name="sans-serif" fo:font-size="12.8500003814697pt" fo:font-weight="normal" style:font-weight-asian="normal" style:font-weight-complex="normal"/>
    </style:style>
    <style:style style:name="P5" style:family="paragraph" style:parent-style-name="Standard">
      <style:text-properties officeooo:paragraph-rsid="0005820d"/>
    </style:style>
    <style:style style:name="P6" style:family="paragraph" style:parent-style-name="Standard">
      <style:text-properties officeooo:rsid="0008243b" officeooo:paragraph-rsid="0008243b"/>
    </style:style>
    <style:style style:name="P7" style:family="paragraph" style:parent-style-name="Standard">
      <style:text-properties officeooo:paragraph-rsid="0008243b"/>
    </style:style>
    <style:style style:name="P8" style:family="paragraph" style:parent-style-name="Standard">
      <style:text-properties officeooo:rsid="000a0176" officeooo:paragraph-rsid="000a0176"/>
    </style:style>
    <style:style style:name="T1" style:family="text">
      <style:text-properties officeooo:rsid="0005820d"/>
    </style:style>
    <style:style style:name="T2" style:family="text">
      <style:text-properties style:font-name="sans-serif" fo:font-size="12.8500003814697pt" fo:font-weight="normal" style:font-weight-asian="normal" style:font-weight-complex="normal"/>
    </style:style>
    <style:style style:name="T3" style:family="text">
      <style:text-properties style:font-name="sans-serif" fo:font-size="12.8500003814697pt" fo:font-weight="normal" officeooo:rsid="0005820d" style:font-weight-asian="normal" style:font-weight-complex="normal"/>
    </style:style>
    <style:style style:name="T4" style:family="text">
      <style:text-properties style:font-name="sans-serif" fo:font-size="12.8500003814697pt" fo:font-weight="normal" officeooo:rsid="0008243b" style:font-weight-asian="normal" style:font-weight-complex="normal"/>
    </style:style>
    <style:style style:name="T5" style:family="text">
      <style:text-properties style:font-name="sans-serif" fo:font-size="12.8500003814697pt" fo:font-weight="normal" officeooo:rsid="000a0176" style:font-weight-asian="normal" style:font-weight-complex="normal"/>
    </style:style>
    <style:style style:name="T6" style:family="text">
      <style:text-properties fo:font-weight="normal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P</text:span>erguntas relacionadas ao tema “Desenvolvimento Web”:</text:p>
      <text:p text:style-name="P4"/>
      <text:p text:style-name="P5"><text:span text:style-name="T3">1) Um processo assíncrono é aquele que não depende da resposta de outros para continuar sua execução, portanto eles podem ser executados simultaneamente (ao mesmo tempo) com outros processos. Já o processo síncrono é o contrário, ele precisa que uma resposta seja recebida para poder continuar sua execução, o que muitas das vezes pode travar a aplicação, visto que um novo processo só pode começar quando o anterior for concluído. Um exemplo disso são as requisições, pense em uma requisição assíncrona como aquela em que você pode fazer uma chamada e continuar mexendo na aplicação normalmente, como quando você faz uma chamada a uma API para listar alguns elementos na tela; agora pense na requisição síncrona aquela que te impede de continuar a mexer na aplicação, por exemplo a requisição do PHP para montar uma página.</text:span></text:p>
      <text:p text:style-name="P5"><text:span text:style-name="T3"/></text:p>
      <text:p text:style-name="P5"><text:span text:style-name="T3">2) </text:span><text:span text:style-name="T4">A diferença é que o INNER JOIN nos permite retornar os dados relacionados de duas tabelas, por exemplo um id de funcionário que está relacionado a uma outra tabela de cargos, como essas duas colunas estão relacionadas nós podemos realizar um INNER JOIN para recuperar esses valores. Agora, com o LEFT JOIN nós podemos obter não apenas os dados relacionados, como também os dados não relacionados encontrados na tabela à esquerda da cláusula.</text:span></text:p>
      <text:p text:style-name="P5"><text:span text:style-name="T4"/></text:p>
      <text:p text:style-name="P6"><text:span text:style-name="T2">3) Não desista! No começo pode ser bem complicado para entender tudo, mas com o tempo você vai se acostumando com esses assuntos e no fim vai acabar entendendo tudo facilmente. Caso não tenha entendido alguma questão, assista a aula novamente, faça pesquisas por fora, ou então faça perguntas no fórum. Não apenas desista por não estar entendendo algo, você ainda está aprendendo, é normal ter dificuldades em algo que você nunca viu antes. Mas confie no seu potencial, você consegue! Basta não desistir e continuar tentando! Estou a disposição para ajudar em qualquer dúvida que tiver, só chamar!</text:span></text:p>
      <text:p text:style-name="P6"><text:span text:style-name="T2"/></text:p>
      <text:p text:style-name="P2">Perguntas relacionadas ao tema “NodeJS e MongoDB”: </text:p>
      <text:p text:style-name="P2"><text:span text:style-name="T2"/></text:p>
      <text:p text:style-name="P7"><text:span text:style-name="T4">1) Nós fazemos requisições muitas das vezes para APIs, podendo assim ter o retorno de um determinado dado que precisamos para <text:s/>a nossa aplicação web. Para isso, primeiro a nossa aplicação precisa fazer uma requisição para essa API ou servidor, </text:span><text:span text:style-name="T5">e em seguida a API ou servidor irá nos retornar uma resposta baseado na sua requisição</text:span><text:span text:style-name="T4">, </text:span><text:span text:style-name="T5">pense nisso como pedir informações para um colega de trabalho, você faz uma requisição sobre um determinado assunto a </text:span><text:soft-page-break/><text:span text:style-name="T5">esse colega e espera uma resposta do mesmo; é a mesma coisa com requisições web.</text:span></text:p>
      <text:p text:style-name="P7"><text:span text:style-name="T5"/></text:p>
      <text:p text:style-name="P8"><text:span text:style-name="T2">2) O MongoDB é o driver nativo para interagir com uma instância do mesmo, e o mongoose é uma ferramenta de modelagem de objetos para o MongoDB. O mongoose é construído sobre o driver do mongodb para fornecer aos programadores mais facilidade na hora de modelar os seus dados ou fazer suas querys.</text:span></text:p>
      <text:p text:style-name="P8"><text:span text:style-name="T2"/></text:p>
      <text:p text:style-name="P3">Perguntas relacionadas ao tema “React/Native e Redux”: </text:p>
      <text:p text:style-name="P3"><text:span text:style-name="T2"/></text:p>
      <text:p text:style-name="P3"><text:span text:style-name="T6">1) Você poderia informar em qual parte que você não consegue mais seguir assim como apresentado no curso? Qual ferramenta não está conseguindo instalar? O que retorna quando você tenta instalá-la? Peço que envie imagens para que possamos descobrir o problema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ans-serif" svg:font-family="sans-serif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28T09:08:00.486123093</meta:creation-date>
    <dc:date>2020-12-28T09:51:19.775640833</dc:date>
    <meta:editing-duration>PT1M7S</meta:editing-duration>
    <meta:editing-cycles>1</meta:editing-cycles>
    <meta:document-statistic meta:table-count="0" meta:image-count="0" meta:object-count="0" meta:page-count="2" meta:paragraph-count="9" meta:word-count="513" meta:character-count="3109" meta:non-whitespace-character-count="2602"/>
    <meta:generator>LibreOffice/6.4.6.2$Linux_X86_64 LibreOffice_project/40$Build-2</meta:generator>
  </office:meta>
</office:document-meta>
</file>